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5800" officeooo:paragraph-rsid="00025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iogo do Nascimento Paza</text:p>
      <text:p text:style-name="P1"/>
      <text:p text:style-name="P1">Segue link da atividade 2:</text:p>
      <text:p text:style-name="P1"/>
      <text:p text:style-name="P1">https://github.com/diogopaza/atividade_2_estrutura_de_dados_mestrado</text:p>
      <text:p text:style-name="P1"/>
      <text:p text:style-name="P1">o nome do arquivo é artigo.pdf</text:p>
      <text:p text:style-name="P1"/>
      <text:p text:style-name="P1">o arquivo para execução dos teste é principal.c.</text:p>
      <text:p text:style-name="P1"/>
      <text:p text:style-name="P1"/>
      <text:p text:style-name="P1">Tem alguns erros estou tentando resolver, por isso passei o link do github. Se tiver problema envio o pdf.</text:p>
      <text:p text:style-name="P1"/>
      <text:p text:style-name="P1">Obrigad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22:18:21.044657714</meta:creation-date>
    <dc:date>2021-04-19T22:21:31.157696701</dc:date>
    <meta:editing-duration>PT3M12S</meta:editing-duration>
    <meta:editing-cycles>1</meta:editing-cycles>
    <meta:document-statistic meta:table-count="0" meta:image-count="0" meta:object-count="0" meta:page-count="1" meta:paragraph-count="7" meta:word-count="45" meta:character-count="317" meta:non-whitespace-character-count="279"/>
    <meta:generator>LibreOffice/6.0.7.3$Linux_X86_64 LibreOffice_project/00m0$Build-3</meta:generator>
  </office:meta>
</office:document-meta>
</file>